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1000000E13EDDE86398B2588C.png" manifest:media-type="image/png"/>
  <manifest:file-entry manifest:full-path="Pictures/10000000000000650000007FFAD533A3BC973F70.png" manifest:media-type="image/png"/>
  <manifest:file-entry manifest:full-path="Pictures/1000020100000080000000805A4D87DAD5B9B6F3.png" manifest:media-type="image/png"/>
  <manifest:file-entry manifest:full-path="Pictures/10000201000001FB000002006FF4EAA95B8371EB.png" manifest:media-type="image/png"/>
  <manifest:file-entry manifest:full-path="Pictures/100002010000008000000080EF611BA15610B6FE.png" manifest:media-type="image/png"/>
  <manifest:file-entry manifest:full-path="Pictures/100002010000008000000080A169C13F2E31678A.png" manifest:media-type="image/png"/>
  <manifest:file-entry manifest:full-path="Pictures/10000201000007D0000007D0210CE56B2DC27E8D.png" manifest:media-type="image/png"/>
  <manifest:file-entry manifest:full-path="Pictures/10000201000007D000000960454E0CF3ECB6704E.png" manifest:media-type="image/png"/>
  <manifest:file-entry manifest:full-path="Pictures/10000201000001000000010041A413788CA5F26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withoutfill">
      <style:graphic-properties svg:stroke-width="0.3cm" svg:stroke-color="#ff00cc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4" style:family="graphic" style:parent-style-name="objectwithoutfill">
      <style:graphic-properties svg:stroke-width="0.3cm" svg:stroke-color="#ff950e" draw:marker-start-width="1.1cm" draw:marker-end="Arrow" draw:marker-end-width="1.2cm" draw:fill="none" draw:textarea-vertical-align="middle" fo:padding-top="0.275cm" fo:padding-bottom="0.275cm" fo:padding-left="0.4cm" fo:padding-right="0.4cm"/>
    </style:style>
    <style:style style:name="gr5" style:family="graphic" style:parent-style-name="objectwithoutfill">
      <style:graphic-properties svg:stroke-width="0.2cm" svg:stroke-color="#0000cc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svg:stroke-width="0.2cm" svg:stroke-color="#00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7" style:family="graphic" style:parent-style-name="standard">
      <style:graphic-properties svg:stroke-width="0.2cm" svg:stroke-color="#dd4814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8" style:family="graphic" style:parent-style-name="standard">
      <style:graphic-properties svg:stroke-width="0.2cm" svg:stroke-color="#ff00cc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cm" fo:min-width="2.0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56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2.39cm"/>
    </style:style>
    <style:style style:name="gr13" style:family="graphic" style:parent-style-name="standard">
      <style:graphic-properties svg:stroke-width="0.2cm" svg:stroke-color="#009900" draw:marker-start-width="0.8cm" draw:marker-end-width="0.8cm" draw:fill="none" draw:textarea-horizontal-align="justify" draw:textarea-vertical-align="middle" draw:auto-grow-height="false" fo:min-height="0.75cm" fo:min-width="3.5cm" fo:padding-top="0.225cm" fo:padding-bottom="0.225cm" fo:padding-left="0.35cm" fo:padding-right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177cm"/>
    </style:style>
    <style:style style:name="gr15" style:family="graphic" style:parent-style-name="objectwithoutfill">
      <style:graphic-properties svg:stroke-width="0.2cm" svg:stroke-color="#009933" draw:marker-start-width="0.8cm" draw:marker-end="Arrow" draw:marker-end-width="0.9cm" draw:fill="none" draw:textarea-vertical-align="middle" fo:padding-top="0.225cm" fo:padding-bottom="0.225cm" fo:padding-left="0.35cm" fo:padding-right="0.3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2cm" fo:min-width="2.7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xml:id="id3" draw:id="id3" draw:layer="layout" svg:width="3.162cm" svg:height="3.359cm" svg:x="6.2cm" svg:y="0.4cm">
          <draw:image xlink:href="Pictures/100002010000008000000080A169C13F2E31678A.png" xlink:type="simple" xlink:show="embed" xlink:actuate="onLoad">
            <text:p/>
          </draw:image>
        </draw:frame>
        <draw:frame draw:style-name="gr2" draw:text-style-name="P1" xml:id="id4" draw:id="id4" draw:layer="layout" svg:width="2.789cm" svg:height="2.963cm" svg:x="6.423cm" svg:y="7.675cm">
          <draw:image xlink:href="Pictures/10000201000007D0000007D0210CE56B2DC27E8D.png" xlink:type="simple" xlink:show="embed" xlink:actuate="onLoad">
            <text:p/>
          </draw:image>
        </draw:frame>
        <draw:frame draw:style-name="gr1" draw:text-style-name="P1" xml:id="id5" draw:id="id5" draw:layer="layout" svg:width="2.295cm" svg:height="2.925cm" svg:x="6.67cm" svg:y="11.275cm">
          <draw:image xlink:href="Pictures/10000201000007D000000960454E0CF3ECB6704E.png" xlink:type="simple" xlink:show="embed" xlink:actuate="onLoad">
            <text:p/>
          </draw:image>
        </draw:frame>
        <draw:frame draw:style-name="gr1" draw:text-style-name="P1" xml:id="id6" draw:id="id6" draw:layer="layout" svg:width="2.541cm" svg:height="2.7cm" svg:x="6.635cm" svg:y="15.1cm">
          <draw:image xlink:href="Pictures/10000201000001000000010041A413788CA5F266.png" xlink:type="simple" xlink:show="embed" xlink:actuate="onLoad">
            <text:p/>
          </draw:image>
        </draw:frame>
        <draw:frame draw:style-name="gr1" draw:text-style-name="P1" xml:id="id1" draw:id="id1" draw:layer="layout" svg:width="3.586cm" svg:height="3.809cm" svg:x="6.014cm" svg:y="3.791cm">
          <draw:image xlink:href="Pictures/100002010000008000000080EF611BA15610B6FE.png" xlink:type="simple" xlink:show="embed" xlink:actuate="onLoad">
            <text:p/>
          </draw:image>
        </draw:frame>
        <draw:frame draw:style-name="gr1" draw:text-style-name="P1" xml:id="id2" draw:id="id2" draw:layer="layout" svg:width="3.077cm" svg:height="3.108cm" svg:x="16.6cm" svg:y="1.892cm">
          <draw:image xlink:href="Pictures/10000201000001FB000002006FF4EAA95B8371EB.png" xlink:type="simple" xlink:show="embed" xlink:actuate="onLoad">
            <text:p/>
          </draw:image>
        </draw:frame>
        <draw:frame draw:style-name="gr1" draw:text-style-name="P1" xml:id="id7" draw:id="id7" draw:layer="layout" svg:width="3.386cm" svg:height="3.386cm" svg:x="16.6cm" svg:y="10cm">
          <draw:image xlink:href="Pictures/1000020100000080000000805A4D87DAD5B9B6F3.png" xlink:type="simple" xlink:show="embed" xlink:actuate="onLoad">
            <text:p/>
          </draw:image>
        </draw:frame>
        <draw:connector draw:style-name="gr3" draw:text-style-name="P1" draw:layer="layout" draw:type="curve" svg:x1="9.6cm" svg:y1="5.695cm" svg:x2="16.6cm" svg:y2="3.446cm" draw:start-shape="id1" draw:start-glue-point="1" draw:end-shape="id2" draw:end-glue-point="3" svg:d="M9600 5695c5250 0 1750-2249 7000-2249" svg:viewBox="0 0 7001 2250">
          <text:p/>
        </draw:connector>
        <draw:connector draw:style-name="gr4" draw:text-style-name="P1" draw:layer="layout" draw:type="curve" svg:x1="9.362cm" svg:y1="2.079cm" svg:x2="16.6cm" svg:y2="3.446cm" draw:start-shape="id3" draw:start-glue-point="1" draw:end-shape="id2" draw:end-glue-point="3" svg:d="M9362 2079c5428 0 1810 1367 7238 1367" svg:viewBox="0 0 7239 1368">
          <text:p/>
        </draw:connector>
        <draw:connector draw:style-name="gr5" draw:text-style-name="P1" draw:layer="layout" draw:type="curve" svg:x1="9.212cm" svg:y1="9.156cm" svg:x2="16.6cm" svg:y2="3.446cm" draw:start-shape="id4" draw:start-glue-point="1" draw:end-shape="id2" draw:end-glue-point="3" svg:d="M9212 9156c5541 0 1847-5710 7388-5710" svg:viewBox="0 0 7389 5711">
          <text:p/>
        </draw:connector>
        <draw:connector draw:style-name="gr5" draw:text-style-name="P1" draw:layer="layout" draw:type="curve" svg:x1="8.965cm" svg:y1="12.737cm" svg:x2="16.6cm" svg:y2="3.446cm" draw:start-shape="id5" draw:start-glue-point="1" draw:end-shape="id2" draw:end-glue-point="3" svg:d="M8965 12737c5727 0 1910-9291 7635-9291" svg:viewBox="0 0 7636 9292">
          <text:p/>
        </draw:connector>
        <draw:connector draw:style-name="gr5" draw:text-style-name="P1" draw:layer="layout" draw:type="curve" svg:x1="9.176cm" svg:y1="16.45cm" svg:x2="16.6cm" svg:y2="11.693cm" draw:start-shape="id6" draw:start-glue-point="1" draw:end-shape="id7" svg:d="M9176 16450c5568 0 1856-4757 7424-4757" svg:viewBox="0 0 7425 4758">
          <text:p/>
        </draw:connector>
        <draw:custom-shape draw:style-name="gr6" draw:text-style-name="P1" draw:layer="layout" svg:width="4.2cm" svg:height="1.2cm" svg:x="22cm" svg:y="9.5cm">
          <text:p text:style-name="P2">LibreOffice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7" draw:text-style-name="P1" draw:layer="layout" svg:width="4.2cm" svg:height="1.2cm" svg:x="22cm" svg:y="6.3cm">
          <text:p text:style-name="P2">Jupyter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2cm" svg:height="1.2cm" svg:x="22cm" svg:y="7.9cm">
          <text:p text:style-name="P2">Pandoc</text:p>
          <draw:enhanced-geometry svg:viewBox="0 0 21600 21600" draw:type="rectangle" draw:enhanced-path="M 0 0 L 21600 0 21600 21600 0 21600 0 0 Z N"/>
        </draw:custom-shape>
        <draw:frame draw:style-name="gr9" draw:text-style-name="P3" draw:layer="layout" svg:width="2.517cm" svg:height="0.806cm" svg:x="17.201cm" svg:y="13.186cm">
          <draw:text-box>
            <text:p><text:span text:style-name="T1">Ms Excel</text:span></text:p>
          </draw:text-box>
        </draw:frame>
        <draw:frame draw:style-name="gr10" draw:text-style-name="P4" draw:layer="layout" svg:width="2.542cm" svg:height="1.4cm" svg:x="3.458cm" svg:y="1.8cm">
          <draw:text-box>
            <text:p text:style-name="P2"><text:span text:style-name="T1">Jupyter</text:span></text:p>
            <text:p text:style-name="P2"><text:span text:style-name="T1">notebook</text:span></text:p>
          </draw:text-box>
        </draw:frame>
        <draw:frame draw:style-name="gr11" draw:text-style-name="P3" draw:layer="layout" svg:width="2.788cm" svg:height="0.806cm" svg:x="3.072cm" svg:y="5.5cm">
          <draw:text-box>
            <text:p><text:span text:style-name="T1">Markdown</text:span></text:p>
          </draw:text-box>
        </draw:frame>
        <draw:frame draw:style-name="gr12" draw:text-style-name="P4" draw:layer="layout" svg:width="2.89cm" svg:height="1.361cm" svg:x="2.812cm" svg:y="8.794cm">
          <draw:text-box>
            <text:p text:style-name="P2"><text:span text:style-name="T1">LibreOffice</text:span></text:p>
            <text:p text:style-name="P2"><text:span text:style-name="T1">Write</text:span></text:p>
          </draw:text-box>
        </draw:frame>
        <draw:frame draw:style-name="gr12" draw:text-style-name="P4" draw:layer="layout" svg:width="2.89cm" svg:height="1.361cm" svg:x="2.812cm" svg:y="12.095cm">
          <draw:text-box>
            <text:p text:style-name="P2"><text:span text:style-name="T1">LibreOffice</text:span></text:p>
            <text:p text:style-name="P2"><text:span text:style-name="T1">Impress</text:span></text:p>
          </draw:text-box>
        </draw:frame>
        <draw:frame draw:style-name="gr12" draw:text-style-name="P4" draw:layer="layout" svg:width="2.89cm" svg:height="1.361cm" svg:x="3.11cm" svg:y="15.639cm">
          <draw:text-box>
            <text:p text:style-name="P2"><text:span text:style-name="T1">LibreOffice</text:span></text:p>
            <text:p text:style-name="P2"><text:span text:style-name="T1">Calc</text:span></text:p>
          </draw:text-box>
        </draw:frame>
        <draw:custom-shape draw:style-name="gr13" draw:text-style-name="P1" draw:layer="layout" svg:width="4.2cm" svg:height="1.2cm" svg:x="22cm" svg:y="11cm">
          <text:p text:style-name="P2">Python</text:p>
          <draw:enhanced-geometry svg:viewBox="0 0 21600 21600" draw:mirror-vertical="false" draw:mirror-horizontal="false" draw:type="rectangle" draw:enhanced-path="M 0 0 L 21600 0 21600 21600 0 21600 0 0 Z N"/>
        </draw:custom-shape>
        <draw:frame draw:style-name="gr1" draw:text-style-name="P1" draw:layer="layout" svg:width="2.241cm" svg:height="2.818cm" svg:x="6.8cm" svg:y="18.182cm">
          <draw:image xlink:href="Pictures/10000000000000650000007FFAD533A3BC973F70.png" xlink:type="simple" xlink:show="embed" xlink:actuate="onLoad">
            <text:p/>
          </draw:image>
        </draw:frame>
        <draw:frame draw:style-name="gr14" draw:text-style-name="P4" draw:layer="layout" svg:width="3.677cm" svg:height="1.361cm" svg:x="2.323cm" svg:y="19cm">
          <draw:text-box>
            <text:p text:style-name="P2"><text:span text:style-name="T1">Text and </text:span></text:p>
            <text:p text:style-name="P2"><text:span text:style-name="T1">sequence files</text:span></text:p>
          </draw:text-box>
        </draw:frame>
        <draw:frame draw:style-name="gr1" draw:text-style-name="P1" xml:id="id8" draw:id="id8" draw:layer="layout" svg:width="2.952cm" svg:height="2.952cm" svg:x="16.6cm" svg:y="14.8cm">
          <draw:image xlink:href="Pictures/10000201000000E1000000E13EDDE86398B2588C.png" xlink:type="simple" xlink:show="embed" xlink:actuate="onLoad">
            <text:p/>
          </draw:image>
        </draw:frame>
        <draw:connector draw:style-name="gr15" draw:text-style-name="P1" draw:layer="layout" draw:type="curve" svg:x1="9.126cm" svg:y1="19.379cm" svg:x2="16.6cm" svg:y2="16.276cm" draw:end-shape="id8" draw:end-glue-point="3" svg:d="M9126 19379c5230 0 1494-3103 7474-3103" svg:viewBox="0 0 7475 3104">
          <text:p/>
        </draw:connector>
        <draw:frame draw:style-name="gr16" draw:text-style-name="P4" draw:layer="layout" svg:width="3.2cm" svg:height="1.492cm" svg:x="17cm" svg:y="17.908cm">
          <draw:text-box>
            <text:p text:style-name="P2"><text:span text:style-name="T1">Windows</text:span></text:p>
            <text:p text:style-name="P2"><text:span text:style-name="T1">line endings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jörn </meta:initial-creator>
    <meta:creation-date>2017-04-10T14:18:16.283285854</meta:creation-date>
    <dc:date>2017-09-23T11:06:16.023932184</dc:date>
    <meta:editing-duration>PT14M18S</meta:editing-duration>
    <meta:editing-cycles>5</meta:editing-cycles>
    <meta:generator>LibreOffice/5.4.1.2$Linux_X86_64 LibreOffice_project/40m0$Build-2</meta:generator>
    <meta:document-statistic meta:object-count="50"/>
  </office:meta>
</office:document-meta>
</file>